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row table:style-name="ro1">
          <table:table-cell/>
        </table:table-row>
      </table:table>
      <table:table table:name="903" table:style-name="ta1">
        <table:table-column table:style-name="co1" table:default-cell-style-name="Default"/>
        <table:table-row table:style-name="ro1">
          <table:table-cell/>
        </table:table-row>
      </table:table>
      <table:table table:name="110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</table:table-row>
      </table:table>
      <table:table table:name="110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12T20:57:44.982509613</dc:date>
    <dc:creator>Germán Ramírez</dc:creator>
    <meta:editing-duration>PT6H2M50S</meta:editing-duration>
    <meta:editing-cycles>2</meta:editing-cycles>
    <meta:generator>LibreOffice/4.3.3.2$Linux_X86_64 LibreOffice_project/430m0$Build-2</meta:generator>
    <meta:document-statistic meta:table-count="5" meta:cell-count="138" meta:object-count="0"/>
  </office:meta>
</office:document-meta>
</file>